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1.1cm" draw:marker-end-width="1.1cm" draw:fill-color="#000000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3cm" svg:stroke-color="#000000" draw:marker-start-width="2cm" draw:marker-end-width="2cm" draw:fill-color="#ffffff" draw:textarea-horizontal-align="justify" draw:textarea-vertical-align="middle" draw:auto-grow-height="false" fo:min-height="0cm" fo:min-width="0cm" fo:padding-top="0.425cm" fo:padding-bottom="0.425cm" fo:padding-left="0.55cm" fo:padding-right="0.55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2.775cm" svg:y="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5.481cm" svg:y="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2.178cm 3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6.714cm 3.212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</draw:page>
      <draw:page draw:name="page3" draw:style-name="dp1" draw:master-page-name="標準"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529cm" svg:height="6.664cm" svg:x="2.235cm" svg:y="1.054cm" svg:viewBox="0 0 5530 6665" svg:d="M5319 2809c136 332 211 700 211 1091s-75 759-211 1091c-137 333-337 630-585 878s-545 448-878 585c-332 136-700 211-1091 211s-759-75-1091-211c-333-137-630-337-878-585s-448-545-585-878c-136-332-211-700-211-1091s75-759 211-1091c108-262 255-502 433-714l263-2095 827 1323c316-122 663-188 1031-188 367 0 714 66 1030 187l826-1322 262 2092c180 212 327 454 436 717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5T20:10:20</meta:creation-date>
    <dc:date>2015-09-05T20:21:34</dc:date>
    <meta:editing-duration>PT11M15S</meta:editing-duration>
    <meta:editing-cycles>1</meta:editing-cycles>
    <meta:generator>OpenOffice/4.1.0$Unix OpenOffice.org_project/410m18$Build-9764</meta:generator>
    <meta:document-statistic meta:object-count="10"/>
  </office:meta>
</office:document-meta>
</file>